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722in"/>
    </style:style>
    <style:style style:name="Table1.B" style:family="table-column">
      <style:table-column-properties style:column-width="1.7653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927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Text_20_body">
      <style:text-properties fo:font-weight="bold" officeooo:rsid="0014bb8b" officeooo:paragraph-rsid="0014bb8b" style:font-weight-asian="bold" style:font-weight-complex="bold"/>
    </style:style>
    <style:style style:name="P6" style:family="paragraph" style:parent-style-name="Standard">
      <style:text-properties officeooo:paragraph-rsid="000bbd4d"/>
    </style:style>
    <style:style style:name="P7" style:family="paragraph" style:parent-style-name="Standard">
      <style:text-properties officeooo:rsid="001f4081" officeooo:paragraph-rsid="001f4081"/>
    </style:style>
    <style:style style:name="P8" style:family="paragraph" style:parent-style-name="Standard">
      <style:text-properties officeooo:rsid="001f4081" officeooo:paragraph-rsid="002151bf"/>
    </style:style>
    <style:style style:name="P9" style:family="paragraph" style:parent-style-name="Standard">
      <style:text-properties officeooo:rsid="001f4081" officeooo:paragraph-rsid="001f4081"/>
    </style:style>
    <style:style style:name="P10" style:family="paragraph" style:parent-style-name="Standard">
      <style:text-properties fo:font-weight="bold" officeooo:rsid="0014bb8b" style:font-weight-asian="bold" style:font-weight-complex="bold"/>
    </style:style>
    <style:style style:name="P11" style:family="paragraph" style:parent-style-name="Text_20_body">
      <style:text-properties fo:font-weight="bold" officeooo:rsid="0014bb8b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1de382" style:font-size-asian="12pt" style:font-size-complex="12pt"/>
    </style:style>
    <style:style style:name="T7" style:family="text">
      <style:text-properties fo:font-size="12pt" officeooo:rsid="00201a50" style:font-size-asian="12pt" style:font-size-complex="12pt"/>
    </style:style>
    <style:style style:name="T8" style:family="text">
      <style:text-properties fo:font-size="12pt" officeooo:rsid="0022b552" style:font-size-asian="12pt" style:font-size-complex="12pt"/>
    </style:style>
    <style:style style:name="T9" style:family="text">
      <style:text-properties officeooo:rsid="002151bf"/>
    </style:style>
    <style:style style:name="T10" style:family="text">
      <style:text-properties officeooo:rsid="0022b552"/>
    </style:style>
    <style:style style:name="T1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6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6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8">6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8">Analyzing ICM and Re-Design Strategies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68942513">
            <table:table table:name="Table1" table:style-name="Table1">
              <table:table-column table:style-name="Table1.A"/>
              <table:table-column table:style-name="Table1.B"/>
              <table:table-column table:style-name="Table1.C" table:number-columns-repeated="2"/>
              <table:table-column table:style-name="Table1.E"/>
              <table:table-column table:style-name="Table1.F"/>
              <table:table-header-rows>
                <table:table-row>
                  <table:table-cell table:style-name="Table1.A1" office:value-type="string">
                    <text:p text:style-name="Table_20_Heading">Criteria</text:p>
                  </table:table-cell>
                  <table:table-cell table:style-name="Table1.A1" office:value-type="string">
                    <text:p text:style-name="Table_20_Heading">5 - Excellent</text:p>
                  </table:table-cell>
                  <table:table-cell table:style-name="Table1.A1" office:value-type="string">
                    <text:p text:style-name="Table_20_Heading">4 - Very Good</text:p>
                  </table:table-cell>
                  <table:table-cell table:style-name="Table1.A1" office:value-type="string">
                    <text:p text:style-name="Table_20_Heading">3 - Satisfactory</text:p>
                  </table:table-cell>
                  <table:table-cell table:style-name="Table1.A1" office:value-type="string">
                    <text:p text:style-name="Table_20_Heading">2 - Needs Improvement</text:p>
                  </table:table-cell>
                  <table:table-cell table:style-name="Table1.A1" office:value-type="string">
                    <text:p text:style-name="Table_20_Heading">1 - Unsatisfactory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Table_20_Contents"><text:span text:style-name="Strong_20_Emphasis">Task 1: IMC Model Analysis</text:span></text:p>
                </table:table-cell>
                <table:table-cell table:style-name="Table1.A1" office:value-type="string">
                  <text:p text:style-name="Table_20_Contents">Provides a comprehensive, nuanced explanation of Kosler and Armstrong's Integrated Marketing Communications model with deep insights, clear connections, and exceptional critical thinking</text:p>
                </table:table-cell>
                <table:table-cell table:style-name="Table1.A1" office:value-type="string">
                  <text:p text:style-name="Table_20_Contents">Offers a thorough and accurate explanation with minor analytical depth</text:p>
                </table:table-cell>
                <table:table-cell table:style-name="Table1.A1" office:value-type="string">
                  <text:p text:style-name="Table_20_Contents">Demonstrates basic understanding of the IMC model with some key points covered</text:p>
                </table:table-cell>
                <table:table-cell table:style-name="Table1.A1" office:value-type="string">
                  <text:p text:style-name="Table_20_Contents">Provides a limited or partially incorrect explanation of the model</text:p>
                </table:table-cell>
                <table:table-cell table:style-name="Table1.A1" office:value-type="string">
                  <text:p text:style-name="Table_20_Contents">Fails to accurately describe the IMC model or shows minimal understanding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Task 2: Design Principles &amp; Product Language</text:span></text:p>
                </table:table-cell>
                <table:table-cell table:style-name="Table1.A1" office:value-type="string">
                  <text:p text:style-name="Table_20_Contents">Creates original, highly creative, and contextually relevant quotes that perfectly illustrate design principles and product language with exceptional originality and precision</text:p>
                </table:table-cell>
                <table:table-cell table:style-name="Table1.A1" office:value-type="string">
                  <text:p text:style-name="Table_20_Contents">Develops well-crafted quotes that effectively represent design principles with good creativity</text:p>
                </table:table-cell>
                <table:table-cell table:style-name="Table1.A1" office:value-type="string">
                  <text:p text:style-name="Table_20_Contents">Produces adequate quotes that partially capture design principles</text:p>
                </table:table-cell>
                <table:table-cell table:style-name="Table1.A1" office:value-type="string">
                  <text:p text:style-name="Table_20_Contents">Generates quotes with limited relevance or minimal connection to design principles</text:p>
                </table:table-cell>
                <table:table-cell table:style-name="Table1.A1" office:value-type="string">
                  <text:p text:style-name="Table_20_Contents">Provides quotes that are irrelevant or completely misaligned with the task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Task 3: Artusi's Product Language Redesign Process</text:span></text:p>
                </table:table-cell>
                <table:table-cell table:style-name="Table1.A1" office:value-type="string">
                  <text:p text:style-name="Table_20_Contents">Provides an extremely detailed, insightful explanation of Artusi's redesign process with comprehensive understanding and critical analysis</text:p>
                </table:table-cell>
                <table:table-cell table:style-name="Table1.A1" office:value-type="string">
                  <text:p text:style-name="Table_20_Contents">Offers a clear and accurate explanation with good depth of understanding</text:p>
                </table:table-cell>
                <table:table-cell table:style-name="Table1.A1" office:value-type="string">
                  <text:p text:style-name="Table_20_Contents">Demonstrates basic comprehension of the redesign process with some key points</text:p>
                </table:table-cell>
                <table:table-cell table:style-name="Table1.A1" office:value-type="string">
                  <text:p text:style-name="Table_20_Contents">Provides a limited explanation with minimal understanding</text:p>
                </table:table-cell>
                <table:table-cell table:style-name="Table1.A1" office:value-type="string">
                  <text:p text:style-name="Table_20_Contents">Fails to explain the redesign process or shows no comprehension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<text:span text:style-name="T10">Writing Quality and </text:span></text:span><text:span text:style-name="Strong_20_Emphasis">Presentation</text:span></text:p>
                </table:table-cell>
                <table:table-cell table:style-name="Table1.A1" office:value-type="string">
                  <text:p text:style-name="Table_20_Contents">Exceptional clarity, perfect academic writing style, flawless organization, and professional presentation</text:p>
                </table:table-cell>
                <table:table-cell table:style-name="Table1.A1" office:value-type="string">
                  <text:p text:style-name="Table_20_Contents">Very clear writing with strong organization and minimal errors</text:p>
                </table:table-cell>
                <table:table-cell table:style-name="Table1.A1" office:value-type="string">
                  <text:p text:style-name="Table_20_Contents">Satisfactory writing with some organizational structure</text:p>
                </table:table-cell>
                <table:table-cell table:style-name="Table1.A1" office:value-type="string">
                  <text:p text:style-name="Table_20_Contents">Writing lacks clarity and has multiple organizational issues</text:p>
                </table:table-cell>
                <table:table-cell table:style-name="Table1.A1" office:value-type="string">
                  <text:p text:style-name="Table_20_Contents">Poorly written with significant structural and comm. problems</text:p>
                </table:table-cell>
              </table:table-row>
            </table:table>
            <text:p text:style-name="P11"><text:span text:style-name="Strong_20_Emphasis"/></text:p>
          </text:section>
          <text:p text:style-name="P5"><text:soft-page-break/>Assignment</text:p>
          <text:p text:style-name="P7">HW_06.1 [Due: 12 Mar 2025]</text:p>
          <text:p text:style-name="P7"/>
          <text:p text:style-name="P7">--- Task 1</text:p>
          <text:p text:style-name="P7">Explain in detail Kosler and Armstrong's Integrated Marketing Communications model in Figure 14.1 (p. 429).</text:p>
          <text:p text:style-name="P7"/>
          <text:p text:style-name="P7"/>
          <text:p text:style-name="P7">--- Task 2</text:p>
          <text:p text:style-name="P7">Artusi (Artusi_Designing-New-Languages-for-Old-Products.pdf) has investigated how product language can be redesigned for established products. This means creating new meanings for such products. Look at Figure 2 (p. 6) and at Figure 3 (p. 10). Notice Artusi has distilled various statements (First-Order Categories) into a framework for redesigning product language (Second-Order Themes and Aggregated Dimensions). We will use this framework to help define the Message Strategy and the Creative Concepts for your marketing campaign.</text:p>
          <text:p text:style-name="P7"/>
          <text:p text:style-name="P7">Reproduce TABLE 2 (Design principles, selected quotes), and TABLE 3 (Product language, selected quotes) but REPLACE the quotes/statements with your own. That is, use the tables to define statements within the "Selected evidence of first-order categories" column that relate to your specific product/service. This process will provide the foundation for "redesigning" the language for your by product/service.</text:p>
          <text:p text:style-name="P7"/>
          <text:p text:style-name="P7"/>
          <text:p text:style-name="P7">--- Task 3</text:p>
          <text:p text:style-name="P7">Briefly explain Artusi's process of redesigning product language for established products as shown in Figure 3 (p.6)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9T10:23:35.716127831</dc:date>
    <meta:editing-duration>PT1H8M35S</meta:editing-duration>
    <meta:editing-cycles>32</meta:editing-cycles>
    <meta:generator>LibreOffice/7.3.7.2$Linux_X86_64 LibreOffice_project/30$Build-2</meta:generator>
    <meta:document-statistic meta:table-count="1" meta:image-count="1" meta:object-count="0" meta:page-count="2" meta:paragraph-count="47" meta:word-count="478" meta:character-count="3468" meta:non-whitespace-character-count="3024"/>
  </office:meta>
</office:document-meta>
</file>